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09dc4" officeooo:paragraph-rsid="00009dc4"/>
    </style:style>
    <style:style style:name="P2" style:family="paragraph" style:parent-style-name="Standard" style:list-style-name="L1">
      <style:text-properties officeooo:rsid="00009dc4" officeooo:paragraph-rsid="00009dc4"/>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w to launch the docking task from my setup (different from Travis’)</text:p>
      <text:p text:style-name="P1">1. Type the following in different terminals:</text:p>
      <text:list xml:id="list926133023" text:style-name="L1">
        <text:list-item>
          <text:p text:style-name="P2">Terminal 1: <text:s/>roslaunch vehicle_control docking.launch</text:p>
          <text:p text:style-name="P2">Here you manually conduct the vehicle with RVIZ 2dNav tool around the dock so we get the corresponding map. <text:s/>Once you have the entire map of the dock launch the second terminal:</text:p>
        </text:list-item>
        <text:list-item>
          <text:p text:style-name="P2">Terminal 2: <text:s/>rosrun lidar_docking get_costmap.py</text:p>
          <text:p text:style-name="P2">You can immediately launch the third terminal as follows:</text:p>
        </text:list-item>
        <text:list-item>
          <text:p text:style-name="P2">Terminal 3: <text:s/>rostopic pub /plackard std_msgs/Bool "data: true"</text:p>
          <text:p text:style-name="P2">This will inform the dock.cpp node if the correct docking station is the one on the right (true) or not (false). <text:s/>You can now launch the fourth terminal:</text:p>
        </text:list-item>
        <text:list-item>
          <text:p text:style-name="P2">Terminal 4: <text:s/>roslaunch the_planner the_planner.launch</text:p>
          <text:p text:style-name="P2">This will initiate the docking mission with all the required information of the environment.</text:p>
        </text:list-item>
      </text:list>
      <text:p text:style-name="P1"/>
      <text:p text:style-name="P1">Interestingly, when using Travis’ laptop, which is equipped with GPU for Gazebo and ROS, the LiDAR is able to map the dock entirely from the beginning, so in this this case there’s no need to manually conduct the vehicle around the dock for mapping.</text:p>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8T15:33:59.347655687</meta:creation-date>
    <dc:date>2020-01-08T15:45:12.335250233</dc:date>
    <meta:editing-duration>PT1M2S</meta:editing-duration>
    <meta:editing-cycles>1</meta:editing-cycles>
    <meta:document-statistic meta:table-count="0" meta:image-count="0" meta:object-count="0" meta:page-count="1" meta:paragraph-count="12" meta:word-count="173" meta:character-count="1067" meta:non-whitespace-character-count="902"/>
    <meta:generator>LibreOffice/6.0.7.3$Linux_X86_64 LibreOffice_project/00m0$Build-3</meta:generator>
  </office:meta>
</office:document-meta>
</file>